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9cm" fo:min-width="2.22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IBM Plex Sans"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style:font-name="IBM Plex Sans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BM Plex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cm" svg:height="1.44cm" svg:x="2cm" svg:y="8.06cm">
          <text:p text:style-name="P1"><text:span text:style-name="T1">Information</text:span><text:span text:style-name="T1"><text:line-break/></text:span><text:span text:style-name="T1">source and input</text:span><text:span text:style-name="T1"><text:line-break/></text:span><text:span text:style-name="T1">transduc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2cm" svg:y1="8.8cm" svg:x2="5.6cm" svg:y2="8.8cm">
          <text:p/>
        </draw:line>
        <draw:custom-shape draw:style-name="gr1" draw:text-style-name="P2" draw:layer="layout" svg:width="2.72cm" svg:height="1.44cm" svg:x="5.6cm" svg:y="8.06cm">
          <text:p text:style-name="P1"><text:span text:style-name="T1">Source</text:span><text:span text:style-name="T1"><text:line-break/></text:span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2cm" svg:y1="8.8cm" svg:x2="9.2cm" svg:y2="8.8cm">
          <text:p/>
        </draw:line>
        <draw:custom-shape draw:style-name="gr1" draw:text-style-name="P2" draw:layer="layout" svg:width="2.72cm" svg:height="1.44cm" svg:x="9.2cm" svg:y="8.06cm">
          <text:p text:style-name="P1"><text:span text:style-name="T1">Channel</text:span><text:span text:style-name="T1"><text:line-break/></text:span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2cm" svg:y1="8.8cm" svg:x2="12.8cm" svg:y2="8.8cm">
          <text:p/>
        </draw:line>
        <draw:custom-shape draw:style-name="gr1" draw:text-style-name="P2" draw:layer="layout" svg:width="2.72cm" svg:height="1.44cm" svg:x="12.8cm" svg:y="8.06cm">
          <text:p text:style-name="P1"><text:span text:style-name="T1">Digital</text:span><text:span text:style-name="T1"><text:line-break/></text:span><text:span text:style-name="T1">modul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cm" svg:y1="8.8cm" svg:x2="16.2cm" svg:y2="10cm">
          <text:p/>
        </draw:line>
        <draw:line draw:style-name="gr3" draw:text-style-name="P3" draw:layer="layout" svg:x1="15.52cm" svg:y1="8.8cm" svg:x2="16.2cm" svg:y2="8.8cm">
          <text:p/>
        </draw:line>
        <draw:custom-shape draw:style-name="gr1" draw:text-style-name="P2" draw:layer="layout" svg:width="2.72cm" svg:height="1.44cm" svg:x="14.847cm" svg:y="10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193cm" svg:y1="11.448cm" svg:x2="16.193cm" svg:y2="12.648cm">
          <text:p/>
        </draw:line>
        <draw:line draw:style-name="gr5" draw:text-style-name="P3" draw:layer="layout" svg:x1="16.193cm" svg:y1="12.64cm" svg:x2="15.52cm" svg:y2="12.64cm">
          <text:p/>
        </draw:line>
        <draw:custom-shape draw:style-name="gr1" draw:text-style-name="P2" draw:layer="layout" svg:width="2.72cm" svg:height="1.44cm" svg:x="12.8cm" svg:y="11.923cm">
          <text:p text:style-name="P1"><text:span text:style-name="T1">Digital</text:span><text:span text:style-name="T1"><text:line-break/></text:span><text:span text:style-name="T1">demodul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2cm" svg:height="1.44cm" svg:x="9.2cm" svg:y="11.923cm">
          <text:p text:style-name="P1"><text:span text:style-name="T1">Channel</text:span><text:span text:style-name="T1"><text:line-break/></text:span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cm" svg:y1="12.64cm" svg:x2="11.92cm" svg:y2="12.64cm">
          <text:p/>
        </draw:line>
        <draw:line draw:style-name="gr2" draw:text-style-name="P3" draw:layer="layout" svg:x1="9.201cm" svg:y1="12.64cm" svg:x2="8.321cm" svg:y2="12.64cm">
          <text:p/>
        </draw:line>
        <draw:custom-shape draw:style-name="gr1" draw:text-style-name="P2" draw:layer="layout" svg:width="2.72cm" svg:height="1.44cm" svg:x="5.6cm" svg:y="11.923cm">
          <text:p text:style-name="P1"><text:span text:style-name="T1">Source</text:span><text:span text:style-name="T1"><text:line-break/></text:span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602cm" svg:y1="12.64cm" svg:x2="4.722cm" svg:y2="12.64cm">
          <text:p/>
        </draw:line>
        <draw:custom-shape draw:style-name="gr1" draw:text-style-name="P2" draw:layer="layout" svg:width="2.72cm" svg:height="1.44cm" svg:x="2cm" svg:y="11.923cm">
          <text:p text:style-name="P1"><text:span text:style-name="T1">Output</text:span><text:span text:style-name="T1"><text:line-break/></text:span><text:span text:style-name="T1">transduc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BM Plex Sans" svg:font-family="'IBM Plex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6T15:07:34.950311980</meta:creation-date>
    <dc:date>2021-11-07T15:35:26.292611518</dc:date>
    <meta:editing-duration>PT23H45M23S</meta:editing-duration>
    <meta:editing-cycles>4</meta:editing-cycles>
    <meta:generator>LibreOffice/6.1.0.3$MacOSX_X86_64 LibreOffice_project/efb621ed25068d70781dc026f7e9c5187a4decd1</meta:generator>
    <meta:document-statistic meta:object-count="19"/>
  </office:meta>
</office:document-meta>
</file>